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8pt" fo:font-weight="bold" style:font-size-asian="8pt" style:font-weight-asian="bold" style:font-size-complex="8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text-properties fo:font-size="7pt" fo:font-weight="bold" style:font-size-asian="7pt" style:font-weight-asian="bold" style:font-size-complex="7pt" style:font-weight-complex="bold"/>
    </style:style>
    <style:style style:name="P5" style:family="paragraph" style:parent-style-name="Standard">
      <style:text-properties fo:color="#c5000b" fo:font-weight="bold" style:font-weight-asian="bold" style:font-weight-complex="bold"/>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justify" style:justify-single-word="false"/>
      <style:text-properties style:text-underline-style="none"/>
    </style:style>
    <style:style style:name="P8" style:family="paragraph" style:parent-style-name="Standard">
      <style:paragraph-properties fo:text-align="justify" style:justify-single-word="false"/>
    </style:style>
    <style:style style:name="T1" style:family="text">
      <style:text-properties fo:color="#eb613d"/>
    </style:style>
    <style:style style:name="T2" style:family="text">
      <style:text-properties fo:color="#004586"/>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todología Básica para el uso de bitácora:</text:p>
      <text:p text:style-name="P7"/>
      <text:p text:style-name="P8">A continuación se presenta dos ejemplos del uso de bitácora, el primer código indica la elaboración de el archivo LOG de bitácora a través del método construirmensaje, el programador puede cambiar los parámetros que están en azules bita.construirmensaje(sys.argv[0],sys.exc_info()[1],<text:span text:style-name="T2">'Tipo de Error','Mensaje'</text:span>). Donde tipo de error puede ser 'DEBUG','ERROR','INFO','WARNING','CRITICAL', y mensaje es un texto indicativo del problema.</text:p>
      <text:p text:style-name="Standard"><text:s text:c="2"/></text:p>
      <text:p text:style-name="P2">Código 1:</text:p>
      <text:p text:style-name="Standard"/>
      <text:p text:style-name="Standard">import bitacora</text:p>
      <text:p text:style-name="Standard">import sys</text:p>
      <text:p text:style-name="Standard"><text:tab/>try:</text:p>
      <text:p text:style-name="Standard"><text:tab/><text:tab/>bita = bitacora.bitacora()</text:p>
      <text:p text:style-name="Standard"><text:tab/><text:tab/>...</text:p>
      <text:p text:style-name="Standard"/>
      <text:p text:style-name="Standard"><text:tab/>except:</text:p>
      <text:p text:style-name="Standard"><text:tab/></text:p>
      <text:p text:style-name="Standard"><text:tab/><text:tab/>bita.construirmensaje(sys.argv[0],sys.exc_info()[1],<text:span text:style-name="T2">'INFO','Fallo OnAbrirBitacora'</text:span>)</text:p>
      <text:p text:style-name="Standard"/>
      <text:p text:style-name="P5">Salida del archivo bitacora.log:</text:p>
      <text:p text:style-name="P4">24/05/2011 11:16:15 am falvarez falvarez pdvnp1.py 'MDIChildFrame' object has no attribute 'txt_bita' falvarezcsudo INFO Fallo OnAbrirBitacora </text:p>
      <text:p text:style-name="P4">24/05/2011 11:17:45 am falvarez falvarez pdvnp1.py 'MDIChildFrame' object has no attribute 'txt_bita' falvarezcsudo INFO Fallo OnAbrirBitacora </text:p>
      <text:p text:style-name="P4">24/05/2011 11:19:53 am falvarez falvarez pdvnp1.py 'MDIChildFrame' object has no attribute 'txt_bita' falvarezcsudo INFO Fallo OnAbrirBitacora</text:p>
      <text:p text:style-name="P4">25/05/2011 10:07:39 am falvarez falvarez pdvnp1.py 'MDIChildFrame' object has no attribute 'txt_bita' falvarezcsudo INFO Fallo OnAbrirBitacora</text:p>
      <text:p text:style-name="Standard"/>
      <text:p text:style-name="P8">El <text:span text:style-name="T3">código 2</text:span> presenta por archivo (Volcado.cfg) el volcado de las ultimas 10 lineas de código de un error dado, la linea 10 es la linea que dio error, más un mensaje de error y la linea del error.</text:p>
      <text:p text:style-name="Standard"/>
      <text:p text:style-name="P2">Código 2:</text:p>
      <text:p text:style-name="P6"/>
      <text:p text:style-name="Standard">import bitacora</text:p>
      <text:p text:style-name="Standard">import sys</text:p>
      <text:p text:style-name="Standard"><text:tab/>try:</text:p>
      <text:p text:style-name="Standard"><text:tab/><text:tab/>bita = bitacora.bitacora()</text:p>
      <text:p text:style-name="Standard"><text:tab/><text:tab/>...</text:p>
      <text:p text:style-name="Standard"/>
      <text:p text:style-name="Standard"><text:tab/>except:</text:p>
      <text:p text:style-name="Standard"><text:tab/><text:tab/>bita.presentaVolcado(sys.argv[0],sys.exc_info())</text:p>
      <text:p text:style-name="Standard"/>
      <text:p text:style-name="P5">Salida del archivo Volcado.cfg:</text:p>
      <text:p text:style-name="P1"><text:s text:c="4"/>#Metodo que abre un frame para configurar bitacora </text:p>
      <text:p text:style-name="P1"><text:s text:c="4"/>## <text:s text:c="5"/>bitatxt.SetInsertionPoint(0) </text:p>
      <text:p text:style-name="P1"><text:s text:c="4"/>## <text:s text:c="7"/>win_bita <text:s text:c="5"/>= wx.MDIChildFrame(self, -1, "Configurar Bitacora") </text:p>
      <text:p text:style-name="P1"><text:s text:c="4"/>## <text:s text:c="7"/>self.Bind(wx.EVT_BUTTON,self.OnExit,bto_guardar) <text:s text:c="11"/></text:p>
      <text:p text:style-name="P1"><text:s text:c="4"/>#Metodo que abre un frame para configurar bitacora </text:p>
      <text:p text:style-name="P1"/>
      <text:p text:style-name="P1"><text:s text:c="4"/>def OnAbrirBitacora(self,evt): </text:p>
      <text:p text:style-name="P1"><text:s text:c="8"/>try: </text:p>
      <text:p text:style-name="P1"><text:s text:c="12"/>#El siguiente codigo da error </text:p>
      <text:p text:style-name="P1"><text:s text:c="12"/><text:span text:style-name="T1">print win_bita.txt_bita </text:span></text:p>
      <text:p text:style-name="P1">------------------------------------------------------------------------------------------- ----------------------------</text:p>
      <text:p text:style-name="P1">Mensaje de Error-&gt; 'MDIChildFrame' object has no attribute 'txt_bita' Linea de Error-&gt; 541 </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alvarez </meta:initial-creator>
    <meta:creation-date>2011-05-31T09:51:36</meta:creation-date>
    <dc:date>2011-06-02T17:02:27</dc:date>
    <dc:creator>falvarez </dc:creator>
    <meta:editing-duration>PT01H25M04S</meta:editing-duration>
    <meta:editing-cycles>24</meta:editing-cycles>
    <meta:generator>OpenOffice.org/3.2$Unix OpenOffice.org_project/320m12$Build-9483</meta:generator>
    <meta:document-statistic meta:table-count="0" meta:image-count="0" meta:object-count="0" meta:page-count="1" meta:paragraph-count="39" meta:word-count="253" meta:character-count="2363"/>
  </office:meta>
</office:document-meta>
</file>